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Info.toXml(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nsactionInfo.TransactionInfo( Element transactionIn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ransactionInfo.TransactionInfo( boolean isCom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Info.is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